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標準-title">
      <style:graphic-properties fo:min-height="2.629cm" loext:decorative="false"/>
      <style:paragraph-properties style:writing-mode="lr-tb"/>
    </style:style>
    <style:style style:name="pr2" style:family="presentation" style:parent-style-name="標準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LibreOffice draw Imag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04T11:49:52.903966685</meta:creation-date>
    <dc:date>2023-11-18T15:27:57.220740691</dc:date>
    <meta:editing-duration>PT4M</meta:editing-duration>
    <meta:editing-cycles>3</meta:editing-cycles>
    <meta:generator>LibreOffice/7.6.2.1$MacOSX_AARCH64 LibreOffice_project/56f7684011345957bbf33a7ee678afaf4d2ba333</meta:generator>
    <meta:document-statistic meta:object-count="25"/>
  </office:meta>
</office:document-meta>
</file>